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isoflavonoid_biosynthe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compound</text:p>
          </table:table-cell>
          <table:table-cell table:style-name="Default" office:value-type="string" calcext:value-type="string">
            <text:p>precur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01477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212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06563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00814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09126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02675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00858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156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04271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0126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03567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02495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02920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2135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00786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0208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2134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2631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0521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5376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2625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5509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042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5511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5510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01701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5567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623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623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314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4536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6195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6197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10216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6191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6190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12125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0200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10205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10509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622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6188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6189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6187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050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16225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622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6224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07593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1052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6226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16227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16229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16230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0516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6228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502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0538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6231</text:p>
          </table:table-cell>
          <table:table-cell office:value-type="string" calcext:value-type="string">
            <text:p>C09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16192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0520</text:p>
          </table:table-cell>
          <table:table-cell office:value-type="string" calcext:value-type="string">
            <text:p>C005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19727</text:p>
          </table:table-cell>
          <table:table-cell office:value-type="string" calcext:value-type="string">
            <text:p>C00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6:12:26.151791145</dc:date>
    <meta:editing-duration>PT6M33S</meta:editing-duration>
    <meta:editing-cycles>1</meta:editing-cycles>
    <meta:document-statistic meta:table-count="1" meta:cell-count="188" meta:object-count="0"/>
    <meta:generator>LibreOffice/6.4.7.2$Linux_X86_64 LibreOffice_project/40$Build-2</meta:generator>
  </office:meta>
</office:document-meta>
</file>